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2#conf t</text:p>
      <text:p text:style-name="Standard">Enter configuration commands, one per line. <text:s/>End with CNTL/Z.</text:p>
      <text:p text:style-name="Standard">R2(config)#int f0/0 </text:p>
      <text:p text:style-name="Standard">R2(config-if)#ip addr 10.10.10.2 255.255.255.0</text:p>
      <text:p text:style-name="Standard">R2(config-if)#no shut</text:p>
      <text:p text:style-name="Standard">R2(config-if)#</text:p>
      <text:p text:style-name="Standard">*Dec 18 08:42:35.087: %LINK-3-UPDOWN: Interface FastEthernet0/0, changed state to up</text:p>
      <text:p text:style-name="Standard">R2(config-if)#</text:p>
      <text:p text:style-name="Standard">*Dec 18 08:42:35.087: %ENTITY_ALARM-6-INFO: CLEAR INFO Fa0/0 Physical Port Administrative State Down </text:p>
      <text:p text:style-name="Standard">*Dec 18 08:42:36.087: %LINEPROTO-5-UPDOWN: Line protocol on Interface FastEthernet0/0, changed state to up</text:p>
      <text:p text:style-name="Standard">R2(config-if)#exit</text:p>
      <text:p text:style-name="Standard">R2(config)#ip dns server</text:p>
      <text:p text:style-name="Standard">R2(config)#ip host loopback.R2.com 2.2.2.2 255.255.255.255</text:p>
      <text:p text:style-name="Standard">R2(config)#ip host bb.in 10.0.0.2</text:p>
      <text:p text:style-name="Standard">R2(config)#ip host bb.in 10.0.0.2 255.255.255.0</text:p>
      <text:p text:style-name="Standard">R2(config)#int loopback 1</text:p>
      <text:p text:style-name="Standard">R2(config-if)#</text:p>
      <text:p text:style-name="Standard">*Dec 18 08:47:58.331: %LINEPROTO-5-UPDOWN: Line protocol on Interface Loopback1, changed state to up</text:p>
      <text:p text:style-name="Standard">R2(config-if)#ip addr 2.2.2.2 255.255.255.255</text:p>
      <text:p text:style-name="Standard">R2(config-if)#no shut</text:p>
      <text:p text:style-name="Standard">R2(config-if)#exit</text:p>
      <text:p text:style-name="Standard">R2(config)#ping 10.10.10.1</text:p>
      <text:p text:style-name="Standard"><text:s text:c="12"/>^</text:p>
      <text:p text:style-name="Standard">% Invalid input detected at '^' marker.</text:p>
      <text:p text:style-name="Standard"/>
      <text:p text:style-name="Standard">R2(config)#exit</text:p>
      <text:p text:style-name="Standard">R2#pi</text:p>
      <text:p text:style-name="Standard">*Dec 18 08:49:18.467: %SYS-5-CONFIG_I: Configured from console by console</text:p>
      <text:p text:style-name="Standard">R2#ping 10.10.10.1</text:p>
      <text:p text:style-name="Standard"/>
      <text:p text:style-name="Standard">Type escape sequence to abort.</text:p>
      <text:p text:style-name="Standard">Sending 5, 100-byte ICMP Echos to 10.10.10.1, timeout is 2 seconds:</text:p>
      <text:p text:style-name="Standard">.!!!!</text:p>
      <text:p text:style-name="Standard">Success rate is 80 percent (4/5), round-trip min/avg/max = 36/55/64 ms</text:p>
      <text:p text:style-name="Standard">R2#ping 2.2.2.2</text:p>
      <text:p text:style-name="Standard"/>
      <text:p text:style-name="Standard">Type escape sequence to abort.</text:p>
      <text:p text:style-name="Standard">Sending 5, 100-byte ICMP Echos to 2.2.2.2, timeout is 2 seconds:</text:p>
      <text:p text:style-name="Standard">!!!!!</text:p>
      <text:p text:style-name="Standard">Success rate is 100 percent (5/5), round-trip min/avg/max = 1/3/4 ms</text:p>
      <text:p text:style-name="Standard">R2#ping loopback.R2.com</text:p>
      <text:p text:style-name="Standard"/>
      <text:p text:style-name="Standard">Type escape sequence to abort.</text:p>
      <text:p text:style-name="Standard">Sending 5, 100-byte ICMP Echos to 2.2.2.2, timeout is 2 seconds:</text:p>
      <text:p text:style-name="Standard">!!!!!</text:p>
      <text:p text:style-name="Standard">Success rate is 100 percent (5/5), round-trip min/avg/max = 1/2/4 ms</text:p>
      <text:p text:style-name="Standard">R2#conf t</text:p>
      <text:p text:style-name="Standard">Enter configuration commands, one per line. <text:s/>End with CNTL/Z.</text:p>
      <text:p text:style-name="Standard">R2(config)#ip route 10.0.0.0 255.255.255.0 10.10.10.1</text:p>
      <text:p text:style-name="Standard"><text:soft-page-break/>R2(config)#</text:p>
      <text:p text:style-name="Standard">R2#</text:p>
      <text:p text:style-name="Standard">*Dec 18 09:14:25.755: %SYS-5-CONFIG_I: Configured from console by console</text:p>
      <text:p text:style-name="Standard">R2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4:52:29.545966842</meta:creation-date>
    <dc:date>2020-12-18T14:52:56.402031261</dc:date>
    <meta:editing-duration>PT27S</meta:editing-duration>
    <meta:editing-cycles>1</meta:editing-cycles>
    <meta:document-statistic meta:table-count="0" meta:image-count="0" meta:object-count="0" meta:page-count="2" meta:paragraph-count="49" meta:word-count="237" meta:character-count="1825" meta:non-whitespace-character-count="1621"/>
    <meta:generator>LibreOffice/6.0.7.3$Linux_X86_64 LibreOffice_project/00m0$Build-3</meta:generator>
  </office:meta>
</office:document-meta>
</file>